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ans1" svg:font-family="'Liberation Sans'" style:font-family-generic="swiss"/>
    <style:font-face style:name="Envy Code R" svg:font-family="'Envy Code R'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.1043in" fo:margin-right="0.1043in" fo:text-indent="0in" style:auto-text-indent="false"/>
      <style:text-properties style:font-name="Ubuntu Light" fo:font-size="12pt" style:font-size-asian="12pt" style:font-size-complex="12pt"/>
    </style:style>
    <style:style style:name="P2" style:family="paragraph" style:parent-style-name="Text_20_body">
      <style:paragraph-properties fo:margin-left="0.1043in" fo:margin-right="0.1043in" fo:text-indent="0in" style:auto-text-indent="false"/>
      <style:text-properties style:font-name="Ubuntu Light" fo:font-size="12pt" officeooo:paragraph-rsid="00227451" style:font-size-asian="12pt" style:font-size-complex="12pt"/>
    </style:style>
    <style:style style:name="P3" style:family="paragraph" style:parent-style-name="Text_20_body">
      <style:paragraph-properties fo:margin-left="0.1043in" fo:margin-right="0.1043in" fo:text-indent="0in" style:auto-text-indent="false"/>
      <style:text-properties style:font-name="Ubuntu Light" fo:font-size="12pt" officeooo:paragraph-rsid="0030351e" style:font-size-asian="12pt" style:font-size-complex="12pt"/>
    </style:style>
    <style:style style:name="P4" style:family="paragraph" style:parent-style-name="Text_20_body">
      <style:paragraph-properties fo:margin-left="0.1043in" fo:margin-right="0.0937in" fo:text-indent="0in" style:auto-text-indent="false"/>
      <style:text-properties style:font-name="Ubuntu Light" fo:font-size="12pt" officeooo:paragraph-rsid="00180903" style:font-size-asian="12pt" style:font-size-complex="12pt"/>
    </style:style>
    <style:style style:name="P5" style:family="paragraph" style:parent-style-name="Text_20_body">
      <style:paragraph-properties fo:margin-left="0.1043in" fo:margin-right="0.0937in" fo:text-indent="0in" style:auto-text-indent="false"/>
      <style:text-properties style:font-name="Ubuntu Light" fo:font-size="12pt" officeooo:paragraph-rsid="00163ea3" style:font-size-asian="12pt" style:font-size-complex="12pt"/>
    </style:style>
    <style:style style:name="P6" style:family="paragraph" style:parent-style-name="Text_20_body">
      <style:paragraph-properties fo:margin-left="0.1043in" fo:margin-right="0.1043in" fo:text-indent="0in" style:auto-text-indent="false"/>
      <style:text-properties style:font-name="Ubuntu Light" fo:font-size="12pt" officeooo:rsid="00194406" officeooo:paragraph-rsid="002d365b" style:font-size-asian="12pt" style:font-size-complex="12pt"/>
    </style:style>
    <style:style style:name="P7" style:family="paragraph" style:parent-style-name="Text_20_body">
      <style:paragraph-properties fo:margin-left="0.1043in" fo:margin-right="0.1043in" fo:text-indent="0in" style:auto-text-indent="false"/>
      <style:text-properties style:font-name="Ubuntu Light" fo:font-size="12pt" officeooo:rsid="002a4567" officeooo:paragraph-rsid="002d365b" style:font-size-asian="12pt" style:font-size-complex="12pt"/>
    </style:style>
    <style:style style:name="P8" style:family="paragraph" style:parent-style-name="Text_20_body">
      <style:paragraph-properties fo:margin-left="0.1043in" fo:margin-right="0.1043in" fo:text-indent="0in" style:auto-text-indent="false"/>
      <style:text-properties style:font-name="Ubuntu Light" fo:font-size="12pt" officeooo:rsid="00074f60" style:font-size-asian="12pt" style:font-size-complex="12pt"/>
    </style:style>
    <style:style style:name="P9" style:family="paragraph" style:parent-style-name="Text_20_body">
      <style:paragraph-properties fo:margin-left="0.1043in" fo:margin-right="0.1043in" fo:text-indent="0in" style:auto-text-indent="false"/>
      <style:text-properties style:font-name="Ubuntu Light" fo:font-size="12pt" officeooo:rsid="0007fcf1" style:font-size-asian="12pt" style:font-size-complex="12pt"/>
    </style:style>
    <style:style style:name="P10" style:family="paragraph" style:parent-style-name="Text_20_body">
      <style:paragraph-properties fo:margin-left="0.1043in" fo:margin-right="0.1043in" fo:text-indent="0in" style:auto-text-indent="false"/>
      <style:text-properties style:font-name="Ubuntu Light" fo:font-size="12pt" officeooo:rsid="00227451" officeooo:paragraph-rsid="00227451" style:font-size-asian="12pt" style:font-size-complex="12pt"/>
    </style:style>
    <style:style style:name="P11" style:family="paragraph" style:parent-style-name="Text_20_body">
      <style:paragraph-properties fo:margin-left="0.1043in" fo:margin-right="0.1043in" fo:text-indent="0in" style:auto-text-indent="false"/>
      <style:text-properties style:font-name="Ubuntu Light" fo:font-size="12pt" officeooo:rsid="0025e90e" officeooo:paragraph-rsid="0025e90e" style:font-size-asian="12pt" style:font-size-complex="12pt"/>
    </style:style>
    <style:style style:name="P12" style:family="paragraph" style:parent-style-name="Text_20_body">
      <style:paragraph-properties fo:margin-left="0.1043in" fo:margin-right="0.1043in" fo:text-indent="0in" style:auto-text-indent="false"/>
      <style:text-properties style:font-name="Ubuntu Light" fo:font-size="12pt" officeooo:rsid="0027dc42" officeooo:paragraph-rsid="0027dc42" style:font-size-asian="12pt" style:font-size-complex="12pt"/>
    </style:style>
    <style:style style:name="P13" style:family="paragraph" style:parent-style-name="Text_20_body">
      <style:paragraph-properties fo:margin-left="0.1043in" fo:margin-right="0.1043in" fo:text-indent="0in" style:auto-text-indent="false"/>
      <style:text-properties style:font-name="Ubuntu Light" fo:font-size="12pt" officeooo:rsid="002985a1" officeooo:paragraph-rsid="002985a1" style:font-size-asian="12pt" style:font-size-complex="12pt"/>
    </style:style>
    <style:style style:name="P14" style:family="paragraph" style:parent-style-name="Text_20_body" style:list-style-name="L1">
      <style:text-properties style:font-name="Envy Code R" fo:font-size="10.5pt" officeooo:rsid="00194406" officeooo:paragraph-rsid="002d365b" style:font-size-asian="10.5pt" style:font-size-complex="10.5pt"/>
    </style:style>
    <style:style style:name="P15" style:family="paragraph" style:parent-style-name="Text_20_body" style:list-style-name="L2">
      <style:text-properties style:font-name="Envy Code R" fo:font-size="10.5pt" officeooo:rsid="00194406" officeooo:paragraph-rsid="002d365b" style:font-size-asian="10.5pt" style:font-size-complex="10.5pt"/>
    </style:style>
    <style:style style:name="P16" style:family="paragraph" style:parent-style-name="Text_20_body" style:list-style-name="L3">
      <style:text-properties style:font-name="Envy Code R" fo:font-size="10.5pt" officeooo:rsid="002a4567" officeooo:paragraph-rsid="002d365b" style:font-size-asian="10.5pt" style:font-size-complex="10.5pt"/>
    </style:style>
    <style:style style:name="P17" style:family="paragraph" style:parent-style-name="Text_20_body" style:list-style-name="L4">
      <style:text-properties style:font-name="Envy Code R" fo:font-size="10.5pt" style:font-size-asian="10.5pt" style:font-size-complex="10.5pt"/>
    </style:style>
    <style:style style:name="P18" style:family="paragraph" style:parent-style-name="Text_20_body" style:list-style-name="L4">
      <style:text-properties style:font-name="Envy Code R" fo:font-size="10.5pt" officeooo:rsid="00074f60" style:font-size-asian="10.5pt" style:font-size-complex="10.5pt"/>
    </style:style>
    <style:style style:name="P19" style:family="paragraph" style:parent-style-name="Text_20_body" style:list-style-name="L5">
      <style:text-properties style:font-name="Envy Code R" fo:font-size="10.5pt" officeooo:rsid="00074f60" style:font-size-asian="10.5pt" style:font-size-complex="10.5pt"/>
    </style:style>
    <style:style style:name="P20" style:family="paragraph" style:parent-style-name="Text_20_body" style:list-style-name="L6">
      <style:text-properties style:font-name="Envy Code R" fo:font-size="10.5pt" officeooo:rsid="0007fcf1" style:font-size-asian="10.5pt" style:font-size-complex="10.5pt"/>
    </style:style>
    <style:style style:name="P21" style:family="paragraph" style:parent-style-name="Text_20_body" style:list-style-name="L7">
      <style:text-properties style:font-name="Envy Code R" fo:font-size="10.5pt" style:font-size-asian="10.5pt" style:font-size-complex="10.5pt"/>
    </style:style>
    <style:style style:name="P22" style:family="paragraph" style:parent-style-name="Text_20_body" style:list-style-name="L8">
      <style:text-properties style:font-name="Envy Code R" fo:font-size="10.5pt" officeooo:rsid="000ad96f" style:font-size-asian="10.5pt" style:font-size-complex="10.5pt"/>
    </style:style>
    <style:style style:name="P23" style:family="paragraph" style:parent-style-name="Text_20_body" style:list-style-name="L9">
      <style:text-properties style:font-name="Envy Code R" fo:font-size="10.5pt" officeooo:rsid="000beae6" style:font-size-asian="10.5pt" style:font-size-complex="10.5pt"/>
    </style:style>
    <style:style style:name="P24" style:family="paragraph" style:parent-style-name="Text_20_body" style:list-style-name="L10">
      <style:text-properties style:font-name="Envy Code R" fo:font-size="10.5pt" officeooo:rsid="00163ea3" officeooo:paragraph-rsid="00163ea3" style:font-size-asian="10.5pt" style:font-size-complex="10.5pt"/>
    </style:style>
    <style:style style:name="P25" style:family="paragraph" style:parent-style-name="Text_20_body" style:list-style-name="L12">
      <style:text-properties style:font-name="Envy Code R" fo:font-size="10.5pt" officeooo:rsid="00180903" officeooo:paragraph-rsid="00180903" style:font-size-asian="10.5pt" style:font-size-complex="10.5pt"/>
    </style:style>
    <style:style style:name="P26" style:family="paragraph" style:parent-style-name="Text_20_body" style:list-style-name="L13">
      <style:text-properties style:font-name="Envy Code R" fo:font-size="10.5pt" officeooo:rsid="0019a0a5" officeooo:paragraph-rsid="0019a0a5" style:font-size-asian="10.5pt" style:font-size-complex="10.5pt"/>
    </style:style>
    <style:style style:name="P27" style:family="paragraph" style:parent-style-name="Text_20_body" style:list-style-name="L14">
      <style:text-properties style:font-name="Envy Code R" fo:font-size="10.5pt" officeooo:rsid="001c42c0" officeooo:paragraph-rsid="001c42c0" style:font-size-asian="10.5pt" style:font-size-complex="10.5pt"/>
    </style:style>
    <style:style style:name="P28" style:family="paragraph" style:parent-style-name="Text_20_body" style:list-style-name="L15">
      <style:text-properties style:font-name="Envy Code R" fo:font-size="10.5pt" officeooo:rsid="001fc677" officeooo:paragraph-rsid="001fc677" style:font-size-asian="10.5pt" style:font-size-complex="10.5pt"/>
    </style:style>
    <style:style style:name="P29" style:family="paragraph" style:parent-style-name="Text_20_body" style:list-style-name="L16">
      <style:text-properties style:font-name="Envy Code R" fo:font-size="10.5pt" officeooo:rsid="00219ba7" officeooo:paragraph-rsid="00219ba7" style:font-size-asian="10.5pt" style:font-size-complex="10.5pt"/>
    </style:style>
    <style:style style:name="P30" style:family="paragraph" style:parent-style-name="Text_20_body">
      <style:text-properties style:font-name="Envy Code R" fo:font-size="10.5pt" officeooo:rsid="00219ba7" officeooo:paragraph-rsid="00219ba7" style:font-size-asian="10.5pt" style:font-size-complex="10.5pt"/>
    </style:style>
    <style:style style:name="P31" style:family="paragraph" style:parent-style-name="Text_20_body" style:list-style-name="L17">
      <style:text-properties style:font-name="Envy Code R" fo:font-size="10.5pt" officeooo:paragraph-rsid="00227451" style:font-size-asian="10.5pt" style:font-size-complex="10.5pt"/>
    </style:style>
    <style:style style:name="P32" style:family="paragraph" style:parent-style-name="Text_20_body" style:list-style-name="L17">
      <style:text-properties style:font-name="Envy Code R" fo:font-size="10.5pt" officeooo:paragraph-rsid="0030351e" style:font-size-asian="10.5pt" style:font-size-complex="10.5pt"/>
    </style:style>
    <style:style style:name="P33" style:family="paragraph" style:parent-style-name="Text_20_body" style:list-style-name="L17">
      <style:text-properties style:font-name="Envy Code R" fo:font-size="10.5pt" officeooo:rsid="00227451" officeooo:paragraph-rsid="00227451" style:font-size-asian="10.5pt" style:font-size-complex="10.5pt"/>
    </style:style>
    <style:style style:name="P34" style:family="paragraph" style:parent-style-name="Text_20_body" style:list-style-name="L18">
      <style:text-properties style:font-name="Envy Code R" fo:font-size="10.5pt" officeooo:rsid="00227451" officeooo:paragraph-rsid="00227451" style:font-size-asian="10.5pt" style:font-size-complex="10.5pt"/>
    </style:style>
    <style:style style:name="P35" style:family="paragraph" style:parent-style-name="Text_20_body" style:list-style-name="L19">
      <style:text-properties style:font-name="Envy Code R" fo:font-size="10.5pt" officeooo:rsid="0025e90e" officeooo:paragraph-rsid="0025e90e" style:font-size-asian="10.5pt" style:font-size-complex="10.5pt"/>
    </style:style>
    <style:style style:name="P36" style:family="paragraph" style:parent-style-name="Text_20_body" style:list-style-name="L20">
      <style:text-properties style:font-name="Envy Code R" fo:font-size="10.5pt" officeooo:rsid="0027dc42" officeooo:paragraph-rsid="0027dc42" style:font-size-asian="10.5pt" style:font-size-complex="10.5pt"/>
    </style:style>
    <style:style style:name="P37" style:family="paragraph" style:parent-style-name="Text_20_body" style:list-style-name="L21">
      <style:text-properties style:font-name="Envy Code R" fo:font-size="10.5pt" officeooo:rsid="002985a1" officeooo:paragraph-rsid="002985a1" style:font-size-asian="10.5pt" style:font-size-complex="10.5pt"/>
    </style:style>
    <style:style style:name="P38" style:family="paragraph" style:parent-style-name="Text_20_body" style:list-style-name="L22">
      <style:text-properties style:font-name="Envy Code R" fo:font-size="10.5pt" officeooo:rsid="002985a1" officeooo:paragraph-rsid="002985a1" style:font-size-asian="10.5pt" style:font-size-complex="10.5pt"/>
    </style:style>
    <style:style style:name="P39" style:family="paragraph" style:parent-style-name="Text_20_body">
      <style:text-properties style:font-name="Ubuntu Light" fo:font-size="12pt" officeooo:rsid="002985a1" officeooo:paragraph-rsid="002985a1" style:font-size-asian="12pt" style:font-size-complex="12pt"/>
    </style:style>
    <style:style style:name="P40" style:family="paragraph" style:parent-style-name="Text_20_body" style:master-page-name="">
      <style:paragraph-properties fo:margin-left="0.1043in" fo:margin-right="0.0937in" fo:text-indent="0in" style:auto-text-indent="false" style:page-number="auto" fo:keep-with-next="always"/>
      <style:text-properties style:font-name="Ubuntu Light" fo:font-size="12pt" officeooo:rsid="000ad96f" style:font-size-asian="12pt" style:font-size-complex="12pt"/>
    </style:style>
    <style:style style:name="P41" style:family="paragraph" style:parent-style-name="Text_20_body" style:master-page-name="">
      <style:paragraph-properties fo:margin-left="0.1043in" fo:margin-right="0.0937in" fo:text-indent="0in" style:auto-text-indent="false" style:page-number="auto" fo:keep-with-next="always"/>
      <style:text-properties style:font-name="Ubuntu Light" fo:font-size="12pt" officeooo:rsid="0016499c" officeooo:paragraph-rsid="0016499c" style:font-size-asian="12pt" style:font-size-complex="12pt"/>
    </style:style>
    <style:style style:name="P42" style:family="paragraph" style:parent-style-name="Text_20_body" style:master-page-name="">
      <style:paragraph-properties fo:margin-left="0.1043in" fo:margin-right="0.0937in" fo:text-indent="0in" style:auto-text-indent="false" style:page-number="auto" fo:keep-with-next="always"/>
      <style:text-properties style:font-name="Ubuntu Light" fo:font-size="12pt" officeooo:rsid="00219ba7" officeooo:paragraph-rsid="00219ba7" style:font-size-asian="12pt" style:font-size-complex="12pt"/>
    </style:style>
    <style:style style:name="P43" style:family="paragraph" style:parent-style-name="Text_20_body">
      <style:paragraph-properties fo:margin-left="0.1043in" fo:margin-right="0.0937in" fo:text-indent="0in" style:auto-text-indent="false"/>
      <style:text-properties style:font-name="Ubuntu Light" fo:font-size="12pt" officeooo:rsid="000beae6" style:font-size-asian="12pt" style:font-size-complex="12pt"/>
    </style:style>
    <style:style style:name="P44" style:family="paragraph" style:parent-style-name="Text_20_body">
      <style:paragraph-properties fo:margin-left="0.1043in" fo:margin-right="0.0937in" fo:text-indent="0in" style:auto-text-indent="false"/>
      <style:text-properties style:font-name="Ubuntu Light" fo:font-size="12pt" officeooo:rsid="00163ea3" style:font-size-asian="12pt" style:font-size-complex="12pt"/>
    </style:style>
    <style:style style:name="P45" style:family="paragraph" style:parent-style-name="Text_20_body">
      <style:paragraph-properties fo:margin-left="0.1043in" fo:margin-right="0.0937in" fo:text-indent="0in" style:auto-text-indent="false"/>
      <style:text-properties style:font-name="Ubuntu Light" fo:font-size="12pt" officeooo:rsid="0019a0a5" officeooo:paragraph-rsid="0019a0a5" style:font-size-asian="12pt" style:font-size-complex="12pt"/>
    </style:style>
    <style:style style:name="P46" style:family="paragraph" style:parent-style-name="Text_20_body">
      <style:paragraph-properties fo:margin-left="0.1043in" fo:margin-right="0.0937in" fo:text-indent="0in" style:auto-text-indent="false"/>
      <style:text-properties style:font-name="Ubuntu Light" fo:font-size="12pt" officeooo:rsid="001c42c0" officeooo:paragraph-rsid="001c42c0" style:font-size-asian="12pt" style:font-size-complex="12pt"/>
    </style:style>
    <style:style style:name="P47" style:family="paragraph" style:parent-style-name="Text_20_body">
      <style:paragraph-properties fo:margin-left="0.1043in" fo:margin-right="0.0937in" fo:text-indent="0in" style:auto-text-indent="false"/>
      <style:text-properties style:font-name="Ubuntu Light" fo:font-size="12pt" officeooo:rsid="001fc677" officeooo:paragraph-rsid="001fc677" style:font-size-asian="12pt" style:font-size-complex="12pt"/>
    </style:style>
    <style:style style:name="P48" style:family="paragraph" style:parent-style-name="Text_20_body" style:list-style-name="L11" style:master-page-name="">
      <style:paragraph-properties fo:keep-together="auto" style:page-number="auto" fo:keep-with-next="auto"/>
      <style:text-properties style:font-name="Envy Code R" fo:font-size="10.5pt" officeooo:rsid="0016499c" officeooo:paragraph-rsid="0016499c" style:font-size-asian="10.5pt" style:font-size-complex="10.5pt"/>
    </style:style>
    <style:style style:name="P49" style:family="paragraph" style:parent-style-name="Heading_20_3" style:master-page-name="">
      <style:paragraph-properties fo:margin-left="0.5in" fo:margin-right="0.198in" fo:margin-top="0in" fo:margin-bottom="0.0799in" style:contextual-spacing="false" fo:text-align="end" style:justify-single-word="false" fo:text-indent="-0.5in" style:auto-text-indent="false" style:page-number="auto">
        <style:tab-stops/>
      </style:paragraph-properties>
      <style:text-properties style:font-name="Envy Code R" fo:font-size="12pt" style:text-underline-style="solid" style:text-underline-width="auto" style:text-underline-color="font-color" officeooo:rsid="00194406" officeooo:paragraph-rsid="002d365b" style:font-size-asian="12pt" style:font-size-complex="12pt"/>
    </style:style>
    <style:style style:name="P50" style:family="paragraph" style:parent-style-name="Heading_20_3">
      <style:paragraph-properties fo:margin-left="0.5in" fo:margin-right="0.198in" fo:margin-top="0in" fo:margin-bottom="0.0799in" style:contextual-spacing="false" fo:text-align="end" style:justify-single-word="false" fo:text-indent="-0.5in" style:auto-text-indent="false">
        <style:tab-stops/>
      </style:paragraph-properties>
      <style:text-properties style:font-name="Envy Code R" fo:font-size="12pt" style:text-underline-style="solid" style:text-underline-width="auto" style:text-underline-color="font-color" officeooo:rsid="00163ea3" style:font-size-asian="12pt" style:font-size-complex="12pt"/>
    </style:style>
    <style:style style:name="P51" style:family="paragraph" style:parent-style-name="Heading_20_3">
      <style:paragraph-properties fo:margin-left="0.5in" fo:margin-right="0.198in" fo:margin-top="0in" fo:margin-bottom="0.0799in" style:contextual-spacing="false" fo:text-align="end" style:justify-single-word="false" fo:text-indent="-0.5in" style:auto-text-indent="false">
        <style:tab-stops/>
      </style:paragraph-properties>
      <style:text-properties style:font-name="Envy Code R" fo:font-size="12pt" style:text-underline-style="solid" style:text-underline-width="auto" style:text-underline-color="font-color" officeooo:rsid="00227451" style:font-size-asian="12pt" style:font-size-complex="12pt"/>
    </style:style>
    <style:style style:name="P52" style:family="paragraph" style:parent-style-name="Heading_20_3">
      <style:paragraph-properties fo:margin-left="0.5in" fo:margin-right="0.198in" fo:margin-top="0in" fo:margin-bottom="0.0799in" style:contextual-spacing="false" fo:text-align="end" style:justify-single-word="false" fo:text-indent="-0.5in" style:auto-text-indent="false">
        <style:tab-stops/>
      </style:paragraph-properties>
      <style:text-properties style:font-name="Envy Code R" fo:font-size="12pt" officeooo:rsid="00074f60" style:font-size-asian="12pt" style:font-size-complex="12pt"/>
    </style:style>
    <style:style style:name="P53" style:family="paragraph" style:parent-style-name="Header">
      <style:text-properties officeooo:paragraph-rsid="000ccfbf"/>
    </style:style>
    <style:style style:name="P54" style:family="paragraph" style:parent-style-name="Footer">
      <style:paragraph-properties fo:text-align="end" style:justify-single-word="false"/>
      <style:text-properties officeooo:paragraph-rsid="00342ba8"/>
    </style:style>
    <style:style style:name="T1" style:family="text">
      <style:text-properties style:font-name="Envy Code R" fo:font-size="14pt" officeooo:rsid="000ccfbf" style:font-size-asian="14pt" style:font-size-complex="14pt"/>
    </style:style>
    <style:style style:name="T2" style:family="text">
      <style:text-properties style:font-name="Envy Code R" officeooo:rsid="000667a4"/>
    </style:style>
    <style:style style:name="T3" style:family="text">
      <style:text-properties style:font-name="Envy Code R" officeooo:rsid="000667a4" fo:background-color="#ffff00"/>
    </style:style>
    <style:style style:name="T4" style:family="text">
      <style:text-properties style:font-name="Ubuntu Light" officeooo:rsid="000ccfbf"/>
    </style:style>
    <style:style style:name="T5" style:family="text">
      <style:text-properties officeooo:rsid="00074f60"/>
    </style:style>
    <style:style style:name="T6" style:family="text">
      <style:text-properties officeooo:rsid="00093146"/>
    </style:style>
    <style:style style:name="T7" style:family="text">
      <style:text-properties officeooo:rsid="000a9f47"/>
    </style:style>
    <style:style style:name="T8" style:family="text">
      <style:text-properties officeooo:rsid="00163ea3"/>
    </style:style>
    <style:style style:name="T9" style:family="text">
      <style:text-properties officeooo:rsid="0016499c"/>
    </style:style>
    <style:style style:name="T10" style:family="text">
      <style:text-properties officeooo:rsid="00180903"/>
    </style:style>
    <style:style style:name="T11" style:family="text">
      <style:text-properties officeooo:rsid="00183cbe"/>
    </style:style>
    <style:style style:name="T12" style:family="text">
      <style:text-properties officeooo:rsid="00227451"/>
    </style:style>
    <style:style style:name="T13" style:family="text">
      <style:text-properties officeooo:rsid="0023e630"/>
    </style:style>
    <style:style style:name="T14" style:family="text">
      <style:text-properties officeooo:rsid="0024deb6"/>
    </style:style>
    <style:style style:name="T15" style:family="text">
      <style:text-properties officeooo:rsid="0030351e"/>
    </style:style>
    <style:style style:name="T16" style:family="text">
      <style:text-properties officeooo:rsid="0030bb98"/>
    </style:style>
    <style:style style:name="T17" style:family="text">
      <style:text-properties officeooo:rsid="00317991"/>
    </style:style>
    <style:style style:name="T18" style:family="text">
      <style:text-properties officeooo:rsid="00342ba8"/>
    </style:style>
    <style:style style:name="T19" style:family="text">
      <style:text-properties style:font-name="Envy Code R" officeooo:rsid="00342ba8"/>
    </style:style>
    <style:style style:name="T20" style:family="text">
      <style:text-properties style:font-name="Envy Code R" officeooo:rsid="00342ba8" fo:background-color="#ffff00"/>
    </style:style>
    <style:style style:name="T2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3">Building &amp; Debugging</text:h>
      <text:p text:style-name="P6">Compile solution</text:p>
      <text:list xml:id="list6499316380459285221" text:style-name="L1">
        <text:list-item>
          <text:p text:style-name="P14">:make</text:p>
        </text:list-item>
      </text:list>
      <text:p text:style-name="P6">Open/close list of errors (quickfix mode)</text:p>
      <text:list xml:id="list1123545661432516549" text:style-name="L2">
        <text:list-item>
          <text:p text:style-name="P15">copen/cclose</text:p>
        </text:list-item>
      </text:list>
      <text:p text:style-name="P7">Pass small expressions or commands to GHCi</text:p>
      <text:list xml:id="list651586123414277152" text:style-name="L3">
        <text:list-item>
          <text:p text:style-name="P16">:GHCi &lt;cmd&gt;</text:p>
        </text:list-item>
      </text:list>
      <text:h text:style-name="P52" text:outline-level="3"><text:span text:style-name="T21">Navigation</text:span></text:h>
      <text:p text:style-name="P8">Goto module in the same window and all the way back to previous location</text:p>
      <text:list xml:id="list2889678615470412532" text:style-name="L4">
        <text:list-item>
          <text:p text:style-name="P18">gf/CTRL-o</text:p>
        </text:list-item>
      </text:list>
      <text:p text:style-name="P8">Goto module in split window</text:p>
      <text:list xml:id="list13414091793647940" text:style-name="L5">
        <text:list-item>
          <text:p text:style-name="P19">CTRL-w, CTRL-f</text:p>
        </text:list-item>
      </text:list>
      <text:p text:style-name="P9">Create tags file</text:p>
      <text:list xml:id="list2833069242970380998" text:style-name="L6">
        <text:list-item>
          <text:p text:style-name="P20">_ct</text:p>
        </text:list-item>
      </text:list>
      <text:p text:style-name="P1"><text:span text:style-name="T17">Goto</text:span><text:span text:style-name="T6"> to definition </text:span><text:span text:style-name="T7">in the same window and back to previous location</text:span></text:p>
      <text:list xml:id="list4374345945673832540" text:style-name="L7">
        <text:list-item>
          <text:p text:style-name="P21"><text:span text:style-name="T6">CTRL-]/</text:span><text:span text:style-name="T7">CTRL-</text:span><text:span text:style-name="T17">t</text:span></text:p>
        </text:list-item>
      </text:list>
      <text:p text:style-name="P40">Jump to definition in split window</text:p>
      <text:list xml:id="list3659258932900660102" text:style-name="L8">
        <text:list-item>
          <text:p text:style-name="P22">CTRL-w, CTRL-]</text:p>
        </text:list-item>
      </text:list>
      <text:p text:style-name="P43">Find all usages</text:p>
      <text:list xml:id="list5655203794076836023" text:style-name="L9">
        <text:list-item>
          <text:p text:style-name="P23">[I</text:p>
        </text:list-item>
      </text:list>
      <text:h text:style-name="P50" text:outline-level="3">Documentation</text:h>
      <text:p text:style-name="P44">Built-in documentation</text:p>
      <text:list xml:id="list1815363890" text:continue-list="list2889678615470412532" text:style-name="L4">
        <text:list-item>
          <text:p text:style-name="P17"><text:span text:style-name="T5">:</text:span><text:span text:style-name="T8">help haskellmode</text:span></text:p>
        </text:list-item>
      </text:list>
      <text:p text:style-name="P5"><text:span text:style-name="T8">Show</text:span><text:span text:style-name="T9"> function</text:span><text:span text:style-name="T8"> signatures in tooltips</text:span></text:p>
      <text:list xml:id="list1134215766914646379" text:style-name="L10">
        <text:list-item>
          <text:p text:style-name="P24">_t</text:p>
        </text:list-item>
      </text:list>
      <text:p text:style-name="P41">Insert function signature</text:p>
      <text:list xml:id="list4637124730330010081" text:style-name="L11">
        <text:list-item>
          <text:p text:style-name="P48">_T</text:p>
        </text:list-item>
      </text:list>
      <text:p text:style-name="P4"><text:span text:style-name="T10">Show :info for keyword under cursor </text:span><text:span text:style-name="T11">in separate window</text:span></text:p>
      <text:list xml:id="list3552764609064194750" text:style-name="L12">
        <text:list-item>
          <text:p text:style-name="P25">_si</text:p>
        </text:list-item>
      </text:list>
      <text:p text:style-name="P45">Lookup haddock documentation</text:p>
      <text:list xml:id="list6849095494310174495" text:style-name="L13">
        <text:list-item>
          <text:p text:style-name="P26">_?</text:p>
        </text:list-item>
      </text:list>
      <text:p text:style-name="P46">Module documentation</text:p>
      <text:list xml:id="list8733194227674560382" text:style-name="L14">
        <text:list-item>
          <text:p text:style-name="P27">:MDoc Prel&lt;tab&gt;</text:p>
        </text:list-item>
      </text:list>
      <text:p text:style-name="P47">GHC top level documentation</text:p>
      <text:list xml:id="list5855605012216063987" text:style-name="L15">
        <text:list-item>
          <text:p text:style-name="P28">:Doc -top</text:p>
        </text:list-item>
      </text:list>
      <text:p text:style-name="P42">Flag reference documentation</text:p>
      <text:list xml:id="list339650490065231995" text:style-name="L16">
        <text:list-item>
          <text:p text:style-name="P29">:FlagReference &lt;tab&gt;</text:p>
        </text:list-item>
      </text:list>
      <text:p text:style-name="P30"/>
      <text:p text:style-name="P30"/>
      <text:p text:style-name="P30"/>
      <text:p text:style-name="P30"/>
      <text:p text:style-name="P30"/>
      <text:h text:style-name="P51" text:outline-level="3">Working with source code</text:h>
      <text:p text:style-name="P2"><text:span text:style-name="T12">Insert </text:span><text:span text:style-name="T13">non-qualified/qualified</text:span><text:span text:style-name="T12"> import </text:span><text:span text:style-name="T15">with function name</text:span></text:p>
      <text:list xml:id="list1376933150392629358" text:style-name="L17">
        <text:list-item>
          <text:p text:style-name="P33">_i</text:p>
        </text:list-item>
        <text:list-item>
          <text:p text:style-name="P31"><text:span text:style-name="T12">_</text:span><text:span text:style-name="T13">i</text:span><text:span text:style-name="T14">q</text:span></text:p>
        </text:list-item>
      </text:list>
      <text:p text:style-name="P3"><text:span text:style-name="T12">Insert </text:span><text:span text:style-name="T13">non-qualified/</text:span><text:span text:style-name="T16">qualified</text:span><text:span text:style-name="T12"> import </text:span><text:span text:style-name="T15">without function name</text:span></text:p>
      <text:list xml:id="list461843990" text:continue-numbering="true" text:style-name="L17">
        <text:list-item>
          <text:p text:style-name="P32"><text:span text:style-name="T15">_im/_</text:span><text:span text:style-name="T16">iqm</text:span></text:p>
        </text:list-item>
      </text:list>
      <text:p text:style-name="P10">Insert qualifier</text:p>
      <text:list xml:id="list6571205781707653811" text:style-name="L18">
        <text:list-item>
          <text:p text:style-name="P34">_.</text:p>
        </text:list-item>
      </text:list>
      <text:p text:style-name="P11">Make import explicit (list all functions from the module)</text:p>
      <text:list xml:id="list7614561089966383332" text:style-name="L19">
        <text:list-item>
          <text:p text:style-name="P35">_ie</text:p>
        </text:list-item>
      </text:list>
      <text:p text:style-name="P12">Insert LANGUAGE or OPTIONS_GHC pragmas</text:p>
      <text:list xml:id="list7110623307669038730" text:style-name="L20">
        <text:list-item>
          <text:p text:style-name="P36">_lang/_opt</text:p>
        </text:list-item>
      </text:list>
      <text:p text:style-name="P13">Insert mode completion by haddock or by imports</text:p>
      <text:list xml:id="list4957399337396031455" text:style-name="L21">
        <text:list-item>
          <text:p text:style-name="P37">CTRL-x, CTRL-u/CTRL-x, CTRL-o</text:p>
        </text:list-item>
      </text:list>
      <text:p text:style-name="P13">Insert mode completion by text</text:p>
      <text:list xml:id="list276264936215792397" text:style-name="L22">
        <text:list-item>
          <text:p text:style-name="P38">CTRL-n</text:p>
        </text:list-item>
      </text:list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ans1" svg:font-family="'Liberation Sans'" style:font-family-generic="swiss"/>
    <style:font-face style:name="Envy Code R" svg:font-family="'Envy Code R'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ccfbf"/>
    </style:style>
    <style:style style:name="MP2" style:family="paragraph" style:parent-style-name="Footer">
      <style:paragraph-properties fo:text-align="end" style:justify-single-word="false"/>
      <style:text-properties officeooo:paragraph-rsid="00342ba8"/>
    </style:style>
    <style:style style:name="MT1" style:family="text">
      <style:text-properties style:font-name="Envy Code R" fo:font-size="14pt" officeooo:rsid="000ccfbf" style:font-size-asian="14pt" style:font-size-complex="14pt"/>
    </style:style>
    <style:style style:name="MT2" style:family="text">
      <style:text-properties style:font-name="Ubuntu Light" officeooo:rsid="000ccfbf"/>
    </style:style>
    <style:style style:name="MT3" style:family="text">
      <style:text-properties style:font-name="Envy Code R" officeooo:rsid="000667a4" fo:background-color="#ffff00"/>
    </style:style>
    <style:style style:name="MT4" style:family="text">
      <style:text-properties style:font-name="Envy Code R" officeooo:rsid="00342ba8"/>
    </style:style>
    <style:style style:name="MT5" style:family="text">
      <style:text-properties style:font-name="Envy Code R" officeooo:rsid="00342ba8" fo:background-color="#ffff00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columns fo:column-count="3" fo:column-gap="0in">
          <style:column-sep style:width="0.0035in" style:color="#808080" style:height="100%" style:style="dotted"/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Haskell Mode for Vim Cheat-Sheet </text:span><text:span text:style-name="MT2"><text:tab/><text:tab/></text:span><text:a xlink:type="simple" xlink:href="http://projects.haskell.org/haskellmode-vim"><text:span text:style-name="MT3">http://projects.haskell.org/haskellmode-vim</text:span></text:a></text:p>
      </style:header>
      <style:footer>
        <text:p text:style-name="MP2"><text:span text:style-name="MT4">Github Source: </text:span><text:a xlink:type="simple" xlink:href="https://github.com/kuznero/Config/blob/master/vim/docs/HaskellMode4VimCheatSheet.pdf"><text:span text:style-name="MT5">https://github.com/kuznero/Config/blob/master/vim/docs/HaskellMode4VimCheatSheet.pdf</text:span></text:a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3T13:37:12</meta:creation-date>
    <dc:date>2013-11-24T23:39:06</dc:date>
    <meta:editing-duration>PT4H12M45S</meta:editing-duration>
    <meta:editing-cycles>52</meta:editing-cycles>
    <meta:generator>LibreOffice/4.0.2.2$Linux_X86_64 LibreOffice_project/400m0$Build-2</meta:generator>
    <meta:document-statistic meta:table-count="0" meta:image-count="0" meta:object-count="0" meta:page-count="1" meta:paragraph-count="55" meta:word-count="207" meta:character-count="1358" meta:non-whitespace-character-count="1229"/>
  </office:meta>
</office:document-meta>
</file>